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E8CDBAB9F750301.png" manifest:media-type="image/png"/>
  <manifest:file-entry manifest:full-path="Pictures/10000001000007800000043863E966F4F039B149.png" manifest:media-type="image/png"/>
  <manifest:file-entry manifest:full-path="Pictures/100000010000078000000438572E758F35E3F6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291cm" svg:y="0.263cm" svg:width="17cm" svg:height="9.562cm" draw:z-index="0"><draw:image xlink:href="Pictures/100000010000078000000438572E758F35E3F6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423cm" svg:y="0.148cm" svg:width="17cm" svg:height="9.562cm" draw:z-index="1"><draw:image xlink:href="Pictures/10000001000007800000043863E966F4F039B149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780000004385E8CDBAB9F7503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59:45.432483397</meta:creation-date>
    <dc:date>2023-10-23T17:01:02.377404367</dc:date>
    <meta:editing-duration>PT1M1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